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000000" draw:opacity="0%" draw:textarea-horizontal-align="justify" draw:textarea-vertical-align="middle" draw:auto-grow-height="false" draw:shadow-offset-x="0.305cm" draw:shadow-offset-y="0.305cm" draw:shadow-opacity="0%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6pt" style:text-underline-style="none" style:font-size-asian="16pt" style:font-size-complex="16pt"/>
    </style:style>
    <style:style style:name="T4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3.304cm" svg:height="0.907cm" svg:x="11.047cm" svg:y="7.686cm">
          <text:p text:style-name="P1"><text:span text:style-name="T1">Artike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3" draw:layer="layout" svg:width="3.303cm" svg:height="0.907cm" svg:x="13.026cm" svg:y="6.048cm">
          <text:p text:style-name="P3"><text:span text:style-name="T2">Lieferpre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id="id1" draw:layer="layout" svg:width="3.81cm" svg:height="0.907cm" svg:x="10.525cm" svg:y="4.81cm">
          <text:p text:style-name="P5"><text:span text:style-name="T3">Bezeichn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43cm" svg:y1="5.717cm" svg:x2="12.699cm" svg:y2="7.686cm" draw:start-shape="id1" draw:start-glue-point="8" draw:end-shape="id2" draw:end-glue-point="0" svg:d="m12430 5717 269 1969">
          <text:p/>
        </draw:connector>
        <draw:connector draw:style-name="gr3" draw:text-style-name="P3" draw:layer="layout" draw:type="line" svg:x1="14.678cm" svg:y1="6.955cm" svg:x2="12.699cm" svg:y2="7.686cm" draw:start-shape="id3" draw:start-glue-point="8" draw:end-shape="id2" draw:end-glue-point="0" svg:d="m14678 6955-1979 731">
          <text:p/>
        </draw:connector>
        <draw:custom-shape draw:style-name="gr1" draw:text-style-name="P2" draw:id="id5" draw:layer="layout" svg:width="3.304cm" svg:height="0.906cm" svg:x="16.205cm" svg:y="4.597cm">
          <text:p text:style-name="P1"><text:span text:style-name="T2">Lieferante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id="id4" draw:layer="layout" svg:width="3.303cm" svg:height="0.907cm" svg:x="13.941cm" svg:y="3.055cm">
          <text:p text:style-name="P6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5.593cm" svg:y1="3.962cm" svg:x2="17.857cm" svg:y2="4.597cm" draw:start-shape="id4" draw:start-glue-point="8" draw:end-shape="id5" draw:end-glue-point="0" svg:d="m15593 3962 2264 635">
          <text:p/>
        </draw:connector>
        <draw:custom-shape draw:style-name="gr4" draw:text-style-name="P3" draw:layer="layout" svg:width="19.59cm" svg:height="15.875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id="id6" draw:layer="layout" svg:width="4.937cm" svg:height="0.907cm" svg:x="8.031cm" svg:y="12.761cm">
          <text:p text:style-name="P3"><text:span text:style-name="T2">verkaufterArtike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7" draw:layer="layout" svg:width="2.723cm" svg:height="1.633cm" svg:x="11.365cm" svg:y="9.857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id="id9" draw:layer="layout" svg:width="4.356cm" svg:height="2.177cm" svg:x="15.694cm" svg:y="7.046cm">
          <text:p text:style-name="P1"><text:span text:style-name="T5">greift zu a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2.649cm" svg:y1="8.61cm" svg:x2="12.649cm" svg:y2="9.873cm">
          <text:p/>
        </draw:line>
        <draw:line draw:style-name="gr3" draw:text-style-name="P3" draw:layer="layout" svg:x1="12.764cm" svg:y1="8.611cm" svg:x2="12.764cm" svg:y2="9.874cm">
          <text:p/>
        </draw:line>
        <draw:connector draw:style-name="gr3" draw:text-style-name="P3" draw:layer="layout" draw:type="line" svg:x1="10.499cm" svg:y1="12.761cm" svg:x2="12.047cm" svg:y2="10.677cm" draw:start-shape="id6" draw:start-glue-point="0" draw:end-shape="id7" draw:end-glue-point="5" svg:d="m10499 12761 1548-2084">
          <text:p/>
        </draw:connector>
        <draw:custom-shape draw:style-name="gr1" draw:text-style-name="P2" draw:id="id8" draw:layer="layout" svg:width="4.937cm" svg:height="0.907cm" svg:x="13.513cm" svg:y="12.761cm">
          <text:p text:style-name="P1"><text:span text:style-name="T1">gelieferterArtike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409cm" svg:y1="10.677cm" svg:x2="15.981cm" svg:y2="12.761cm" draw:start-shape="id7" draw:start-glue-point="9" draw:end-shape="id8" draw:end-glue-point="0" svg:d="m13409 10677 2572 2084">
          <text:p/>
        </draw:connector>
        <draw:frame draw:style-name="gr6" draw:text-style-name="P8" draw:layer="layout" svg:width="1.791cm" svg:height="0.885cm" svg:x="11.974cm" svg:y="9.972cm">
          <draw:text-box>
            <text:p text:style-name="P8">IS-A</text:p>
          </draw:text-box>
        </draw:frame>
        <draw:connector draw:style-name="gr3" draw:text-style-name="P3" draw:layer="layout" draw:type="line" svg:x1="15.694cm" svg:y1="8.134cm" svg:x2="14.351cm" svg:y2="8.139cm" draw:start-shape="id9" draw:start-glue-point="5" draw:end-shape="id2" draw:end-glue-point="1" svg:d="m15694 8134-1343 5">
          <text:p/>
        </draw:connector>
        <draw:connector draw:style-name="gr3" draw:text-style-name="P3" draw:layer="layout" draw:type="line" svg:x1="17.872cm" svg:y1="7.046cm" svg:x2="17.857cm" svg:y2="5.503cm" draw:start-shape="id9" draw:start-glue-point="4" draw:end-shape="id5" draw:end-glue-point="2" svg:d="m17872 7046-15-1543">
          <text:p/>
        </draw:connector>
        <draw:custom-shape draw:style-name="gr2" draw:text-style-name="P2" draw:id="id10" draw:layer="layout" svg:width="4.445cm" svg:height="0.907cm" svg:x="7.591cm" svg:y="14.666cm">
          <text:p text:style-name="P2"><text:span text:style-name="T5">Verkaufspre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9.814cm" svg:y1="14.666cm" svg:x2="10.499cm" svg:y2="13.668cm" draw:start-shape="id10" draw:start-glue-point="4" draw:end-shape="id6" svg:d="m9814 14666 685-998">
          <text:p/>
        </draw:connector>
        <draw:custom-shape draw:style-name="gr2" draw:text-style-name="P2" draw:id="id11" draw:layer="layout" svg:width="3.811cm" svg:height="0.907cm" svg:x="15.694cm" svg:y="14.666cm">
          <text:p text:style-name="P2"><text:span text:style-name="T5">Lieferdatu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7.6cm" svg:y1="14.666cm" svg:x2="15.981cm" svg:y2="13.668cm" draw:start-shape="id11" draw:start-glue-point="4" draw:end-shape="id8" draw:end-glue-point="2" svg:d="m17600 14666-1619-998">
          <text:p/>
        </draw:connector>
        <draw:custom-shape draw:style-name="gr2" draw:text-style-name="P2" draw:id="id12" draw:layer="layout" svg:width="4.446cm" svg:height="0.907cm" svg:x="11.249cm" svg:y="15.573cm">
          <text:p text:style-name="P2"><text:span text:style-name="T5">Verkaufsdatu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3.472cm" svg:y1="15.573cm" svg:x2="10.499cm" svg:y2="13.668cm" draw:start-shape="id12" draw:start-glue-point="4" draw:end-shape="id6" draw:end-glue-point="2" svg:d="m13472 15573-2973-1905">
          <text:p/>
        </draw:connector>
        <draw:custom-shape draw:style-name="gr1" draw:text-style-name="P2" draw:id="id14" draw:layer="layout" svg:width="3.304cm" svg:height="0.907cm" svg:x="4.869cm" svg:y="4.574cm">
          <text:p text:style-name="P1"><text:span text:style-name="T1">Sorti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id="id15" draw:layer="layout" svg:width="3.303cm" svg:height="1.055cm" svg:x="3.54cm" svg:y="1.24cm">
          <text:p text:style-name="P6"><text:span text:style-name="T4">Posten-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id="id13" draw:layer="layout" svg:width="3.962cm" svg:height="1.055cm" svg:x="1.216cm" svg:y="2.752cm">
          <text:p text:style-name="P5"><text:span text:style-name="T3">Artikel-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197cm" svg:y1="3.807cm" svg:x2="6.521cm" svg:y2="4.574cm" draw:start-shape="id13" draw:start-glue-point="8" draw:end-shape="id14" draw:end-glue-point="0" svg:d="m3197 3807 3324 767">
          <text:p/>
        </draw:connector>
        <draw:connector draw:style-name="gr3" draw:text-style-name="P3" draw:layer="layout" draw:type="line" svg:x1="5.192cm" svg:y1="2.295cm" svg:x2="6.521cm" svg:y2="4.574cm" draw:start-shape="id15" draw:start-glue-point="8" draw:end-shape="id14" draw:end-glue-point="0" svg:d="m5192 2295 1329 2279">
          <text:p/>
        </draw:connector>
        <draw:custom-shape draw:style-name="gr5" draw:text-style-name="P1" draw:id="id16" draw:layer="layout" svg:width="4.356cm" svg:height="2.177cm" svg:x="4.336cm" svg:y="7.063cm">
          <text:p text:style-name="P1"><text:span text:style-name="T5">greift zu a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8.692cm" svg:y1="8.151cm" svg:x2="11.047cm" svg:y2="8.139cm" draw:start-shape="id16" draw:start-glue-point="7" draw:end-shape="id2" draw:end-glue-point="3" svg:d="m8692 8151 2355-12">
          <text:p/>
        </draw:connector>
        <draw:connector draw:style-name="gr3" draw:text-style-name="P3" draw:layer="layout" draw:type="line" svg:x1="6.514cm" svg:y1="7.063cm" svg:x2="6.521cm" svg:y2="5.481cm" draw:start-shape="id16" draw:start-glue-point="4" draw:end-shape="id14" draw:end-glue-point="2" svg:d="m6514 7063 7-1582">
          <text:p/>
        </draw:connector>
        <draw:custom-shape draw:style-name="gr2" draw:text-style-name="P4" draw:id="id17" draw:layer="layout" svg:width="3.303cm" svg:height="1.055cm" svg:x="7.222cm" svg:y="1.24cm">
          <text:p text:style-name="P3"><text:span text:style-name="T2">Fili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874cm" svg:y1="2.295cm" svg:x2="6.521cm" svg:y2="4.574cm" draw:start-shape="id17" draw:start-glue-point="8" draw:end-shape="id14" draw:end-glue-point="0" svg:d="m8874 2295-2353 2279">
          <text:p/>
        </draw:connector>
        <draw:custom-shape draw:style-name="gr2" draw:text-style-name="P4" draw:id="id18" draw:layer="layout" svg:width="3.303cm" svg:height="1.055cm" svg:x="8.492cm" svg:y="2.725cm">
          <text:p text:style-name="P3"><text:span text:style-name="T2">Stückzah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144cm" svg:y1="3.78cm" svg:x2="6.521cm" svg:y2="4.574cm" draw:start-shape="id18" draw:start-glue-point="8" draw:end-shape="id14" draw:end-glue-point="0" svg:d="m10144 3780-3623 794">
          <text:p/>
        </draw:connector>
        <draw:custom-shape draw:style-name="gr2" draw:text-style-name="P9" draw:id="id19" draw:layer="layout" svg:width="3.81cm" svg:height="0.907cm" svg:x="7.985cm" svg:y="5.808cm">
          <text:p text:style-name="P9"><text:span text:style-name="T6">Artikel-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9.89cm" svg:y1="6.715cm" svg:x2="12.699cm" svg:y2="7.686cm" draw:start-shape="id19" draw:start-glue-point="8" draw:end-shape="id2" draw:end-glue-point="0" svg:d="m9890 6715 2809 9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us Kleemans</meta:initial-creator>
    <meta:creation-date>2011-05-01T16:20:12</meta:creation-date>
    <dc:date>2011-05-01T17:05:44</dc:date>
    <dc:creator>Adrianus Kleemans</dc:creator>
    <meta:editing-duration>PT00H39M39S</meta:editing-duration>
    <meta:editing-cycles>2</meta:editing-cycles>
    <meta:generator>OpenOffice.org/3.2$Linux OpenOffice.org_project/320m19$Build-9505</meta:generator>
    <meta:document-statistic meta:object-count="40"/>
  </office:meta>
</office:document-meta>
</file>